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rsid="000f2b31" officeooo:paragraph-rsid="000f2b31"/>
    </style:style>
    <style:style style:name="P2" style:family="paragraph" style:parent-style-name="Standard">
      <style:paragraph-properties fo:text-align="start" style:justify-single-word="false"/>
      <style:text-properties style:font-name="Arial" officeooo:rsid="0011ca44" officeooo:paragraph-rsid="0011ca44"/>
    </style:style>
    <style:style style:name="P3" style:family="paragraph" style:parent-style-name="Standard">
      <style:paragraph-properties fo:text-align="start" style:justify-single-word="false"/>
      <style:text-properties style:font-name="Arial" officeooo:rsid="00122a4f" officeooo:paragraph-rsid="00122a4f"/>
    </style:style>
    <style:style style:name="P4" style:family="paragraph" style:parent-style-name="Standard">
      <style:paragraph-properties fo:text-align="start" style:justify-single-word="false"/>
      <style:text-properties style:font-name="Arial" officeooo:rsid="00109b96" officeooo:paragraph-rsid="0011ca44"/>
    </style:style>
    <style:style style:name="P5" style:family="paragraph" style:parent-style-name="Standard">
      <style:paragraph-properties fo:text-align="start" style:justify-single-word="false"/>
      <style:text-properties style:font-name="Arial" officeooo:rsid="00123ff2" officeooo:paragraph-rsid="00123ff2"/>
    </style:style>
    <style:style style:name="P6" style:family="paragraph" style:parent-style-name="Standard">
      <style:paragraph-properties fo:text-align="start" style:justify-single-word="false"/>
      <style:text-properties style:font-name="Arial" officeooo:rsid="00109b96" officeooo:paragraph-rsid="0011ca44"/>
    </style:style>
    <style:style style:name="P7" style:family="paragraph" style:parent-style-name="Standard">
      <style:paragraph-properties fo:text-align="start" style:justify-single-word="false"/>
      <style:text-properties style:font-name="Arial" officeooo:rsid="0015920b" officeooo:paragraph-rsid="0015920b"/>
    </style:style>
    <style:style style:name="P8" style:family="paragraph" style:parent-style-name="Standard">
      <style:paragraph-properties fo:text-align="start" style:justify-single-word="false"/>
      <style:text-properties style:font-name="Arial" style:text-underline-style="solid" style:text-underline-width="auto" style:text-underline-color="font-color" officeooo:rsid="00109b96" officeooo:paragraph-rsid="0015920b"/>
    </style:style>
    <style:style style:name="P9" style:family="paragraph" style:parent-style-name="Text_20_body">
      <style:paragraph-properties fo:text-align="start" style:justify-single-word="false"/>
      <style:text-properties style:font-name="Arial1" officeooo:paragraph-rsid="0015920b"/>
    </style:style>
    <style:style style:name="P10" style:family="paragraph" style:parent-style-name="Text_20_body">
      <style:paragraph-properties fo:text-align="start" style:justify-single-word="false"/>
      <style:text-properties style:font-name="Arial1" style:text-underline-style="solid" style:text-underline-width="auto" style:text-underline-color="font-color" officeooo:paragraph-rsid="0015920b"/>
    </style:style>
    <style:style style:name="P11" style:family="paragraph" style:parent-style-name="Text_20_body">
      <loext:graphic-properties draw:fill="none" draw:fill-color="#ffffff"/>
      <style:paragraph-properties fo:margin-top="0cm" fo:margin-bottom="0cm" loext:contextual-spacing="false" fo:line-height="150%" fo:text-align="start" style:justify-single-word="false" fo:background-color="transparent"/>
      <style:text-properties style:font-name="Arial1"/>
    </style:style>
    <style:style style:name="P12" style:family="paragraph" style:parent-style-name="Text_20_body">
      <loext:graphic-properties draw:fill="none" draw:fill-color="#ffffff"/>
      <style:paragraph-properties fo:margin-top="0cm" fo:margin-bottom="0cm" loext:contextual-spacing="false" fo:line-height="150%" fo:text-align="start" style:justify-single-word="false" fo:background-color="transparent"/>
    </style:style>
    <style:style style:name="T1" style:family="text">
      <style:text-properties officeooo:rsid="00123ff2"/>
    </style:style>
    <style:style style:name="T2" style:family="text">
      <style:text-properties officeooo:rsid="001358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ma reducido:</text:p>
      <text:p text:style-name="P7"/>
      <text:p text:style-name="P9">TITULO</text:p>
      <text:p text:style-name="P11">Lectura de datos en diferentes lugares y centralización de las lecturas en un servidor</text:p>
      <text:p text:style-name="P11"/>
      <text:p text:style-name="P11">Explicación:</text:p>
      <text:p text:style-name="P11">Realizar la lectura de sensores en lugares remotos. Guardar estas lecturas y centralizar esta información en un servidor. Para consultar esta información se usará una plataforma web. El funcionamiento de la plataforma web administrará las lecturas dividiendo las mediciones por cada lugar donde han sido realizadas. Dado que se guardan en el servidor todas estas mediciones se podrán consultar su estado en cada momento anterior, pero lo más importante será ver el estado lo más actual posible de las mediciones.</text:p>
      <text:p text:style-name="P12"/>
      <text:p text:style-name="P10"/>
      <text:p text:style-name="P8"/>
      <text:p text:style-name="P4"/>
      <text:p text:style-name="P4">TEMA</text:p>
      <text:p text:style-name="P3">Lectura de datos en diferentes lugares mediante el uso de Raspberry Pi y una página web</text:p>
      <text:p text:style-name="P1"/>
      <text:p text:style-name="P5">Se pretende realizar la vigilancia de un grupo de lugares en diferentes tipos de entornos diferentes. Se van a tomar varios tipos de datos: lluvia, temperatura, humedad, ciclos de día y noche, detección del fuego, detector de agua, detector de personas, detección de ruido y también detectar si la puerta está abierta o cerrada. También la hora de cada suceso. Por supuesto no siempre será necesario leer todos los datos.</text:p>
      <text:p text:style-name="P5"/>
      <text:p text:style-name="P5">El entorno de estos lugares puede ser muy remoto y puede que no siempre estará disponible la conexión a internet. Tampoco esta garantizada el suministro constante de la electricidad. Por lo tanto será necesario guardar los datos en el medio local que recoge los datos por si hay caídas.</text:p>
      <text:p text:style-name="P5"/>
      <text:p text:style-name="P5">Para visualizar los datos se usara una página web donde se visualizarán los lugares donde se acumulan los datos. <text:span text:style-name="T2">Se podrán visualizar en conjunto en una página web donde se podrán saber rápidamente si ocurre algo grave y al pulsar en cada uno los detalles de cada dato. Cada usuario solamente podrá ver sus propios lugares según sus permisos.</text:span></text:p>
      <text:p text:style-name="P1"/>
      <text:p text:style-name="P1"><text:soft-page-break/></text:p>
      <text:p text:style-name="P2">DESCRIPCIÓN <text:span text:style-name="T1">(vieja)</text:span>:</text:p>
      <text:p text:style-name="P3">La intención es la de recoger datos climáticos o de cualquier otro tipo en un conjunto de lugares que pueden estar muy separados. Esto se conseguirá instalando una Raspberry en cada lugar donde se requiere recoger los datos. Esta información se podrá consultar en una página web donde se mostrarán los datos de forma en la que sea fácil representarlos dependiendo de los datos concretos que se quieran observar y su distribución por lugares.</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9:22:06.011648036</meta:creation-date>
    <dc:date>2022-05-04T21:48:21.827243160</dc:date>
    <meta:editing-duration>PT1H4M32S</meta:editing-duration>
    <meta:editing-cycles>6</meta:editing-cycles>
    <meta:generator>LibreOffice/6.4.7.2$Linux_X86_64 LibreOffice_project/40$Build-2</meta:generator>
    <meta:document-statistic meta:table-count="0" meta:image-count="0" meta:object-count="0" meta:page-count="2" meta:paragraph-count="12" meta:word-count="369" meta:character-count="2231" meta:non-whitespace-character-count="1874"/>
  </office:meta>
</office:document-meta>
</file>